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Obraz 1" text:anchor-type="as-char" svg:x="0in" svg:y="0in" svg:width="6.07376in" svg:height="6.48007in" style:rel-width="scale" style:rel-height="scale"><draw:image xlink:href="media/image1.png" xlink:type="simple" xlink:show="embed" xlink:actuate="onLoad"/><svg:title/><svg:desc>Obraz zawierający tekst, zrzut ekranu

Opis wygenerowany automatycznie</svg:desc></draw:frame></text:p>
      <text:soft-page-break/>
      <text:p text:style-name="Normalny"><draw:frame draw:style-name="a1" draw:name="Obraz 1" text:anchor-type="as-char" svg:x="0in" svg:y="0in" svg:width="5.54244in" svg:height="6.01126in" style:rel-width="scale" style:rel-height="scale"><draw:image xlink:href="media/image2.png" xlink:type="simple" xlink:show="embed" xlink:actuate="onLoad"/><svg:title/><svg:desc>Obraz zawierający tekst, zrzut ekranu, Czcionka

Opis wygenerowany automatycznie</svg:desc></draw:frame></text:p>
      <text:soft-page-break/>
      <text:p text:style-name="Normalny"><draw:frame draw:style-name="a2" draw:name="Obraz 1" text:anchor-type="as-char" svg:x="0in" svg:y="0in" svg:width="5.20906in" svg:height="6.35505in" style:rel-width="scale" style:rel-height="scale"><draw:image xlink:href="media/image3.png" xlink:type="simple" xlink:show="embed" xlink:actuate="onLoad"/><svg:title/><svg:desc>Obraz zawierający tekst, zrzut ekranu

Opis wygenerowany automatycznie</svg:desc></draw:frame></text:p>
      <text:soft-page-break/>
      <text:p text:style-name="Normalny"><draw:frame draw:style-name="a3" draw:name="Obraz 1" text:anchor-type="as-char" svg:x="0in" svg:y="0in" svg:width="5.3445in" svg:height="5.04237in" style:rel-width="scale" style:rel-height="scale"><draw:image xlink:href="media/image4.png" xlink:type="simple" xlink:show="embed" xlink:actuate="onLoad"/><svg:title/><svg:desc>Obraz zawierający tekst, zrzut ekranu, Czcionka

Opis wygenerowany automatyczni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Pieniek</meta:initial-creator>
    <dc:creator>Michał Pieniek</dc:creator>
    <meta:creation-date>2023-12-07T17:43:00Z</meta:creation-date>
    <dc:date>2023-12-07T17:45:00Z</dc:date>
    <meta:template xlink:href="Normal.dotm" xlink:type="simple"/>
    <meta:editing-cycles>1</meta:editing-cycles>
    <meta:editing-duration>PT120S</meta:editing-duration>
    <meta:document-statistic meta:page-count="4" meta:paragraph-count="1" meta:word-count="1" meta:character-count="7" meta:row-count="1" meta:non-whitespace-character-count="7"/>
  </office:meta>
</office:document-meta>
</file>